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JsonCodec.decodeArray( String text , Class &lt; T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JsonCodec.encode( OutputStream out ,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JsonCodec.encodeToBytes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JsonCodec.decodeObject( String text , Class &lt; T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JsonCodec.decodeObject( byte [ ] input , Class &lt; T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JsonCodec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JsonCodec.encode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JsonCodec.decode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JsonCodec.decodeObject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